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e1c2b" officeooo:paragraph-rsid="001e1c2b"/>
    </style:style>
    <style:style style:name="P2" style:family="paragraph" style:parent-style-name="Text_20_body">
      <style:paragraph-properties fo:text-align="start" style:justify-single-word="false"/>
      <style:text-properties officeooo:rsid="001e1c2b" officeooo:paragraph-rsid="001e1c2b"/>
    </style:style>
    <style:style style:name="P3" style:family="paragraph" style:parent-style-name="Title">
      <style:text-properties officeooo:rsid="001e1c2b" officeooo:paragraph-rsid="001e1c2b"/>
    </style:style>
    <style:style style:name="P4" style:family="paragraph" style:parent-style-name="Text_20_body">
      <style:paragraph-properties fo:text-align="center" style:justify-single-word="false"/>
      <style:text-properties officeooo:paragraph-rsid="001e1c2b"/>
    </style:style>
    <style:style style:name="P5" style:family="paragraph" style:parent-style-name="Heading_20_1">
      <style:paragraph-properties fo:text-align="center" style:justify-single-word="false"/>
      <style:text-properties officeooo:rsid="001e1c2b" officeooo:paragraph-rsid="001e1c2b"/>
    </style:style>
    <style:style style:name="P6" style:family="paragraph" style:parent-style-name="Heading_20_3">
      <style:paragraph-properties fo:text-align="center" style:justify-single-word="false"/>
      <style:text-properties officeooo:rsid="001e1c2b" officeooo:paragraph-rsid="001e1c2b"/>
    </style:style>
    <style:style style:name="P7" style:family="paragraph" style:parent-style-name="Text_20_body">
      <style:paragraph-properties fo:text-align="start" style:justify-single-word="false"/>
      <style:text-properties officeooo:rsid="001e1c2b" officeooo:paragraph-rsid="001e1c2b"/>
    </style:style>
    <style:style style:name="P8" style:family="paragraph" style:parent-style-name="Text_20_body">
      <style:paragraph-properties fo:text-align="start" style:justify-single-word="false"/>
      <style:text-properties officeooo:rsid="00220a33" officeooo:paragraph-rsid="00220a33"/>
    </style:style>
    <style:style style:name="P9" style:family="paragraph" style:parent-style-name="Text_20_body">
      <style:paragraph-properties fo:text-align="start" style:justify-single-word="false"/>
      <style:text-properties officeooo:rsid="0024c6be" officeooo:paragraph-rsid="0024c6be"/>
    </style:style>
    <style:style style:name="P10" style:family="paragraph" style:parent-style-name="Text_20_body">
      <style:paragraph-properties fo:text-align="start" style:justify-single-word="false"/>
      <style:text-properties officeooo:rsid="0032fb9d" officeooo:paragraph-rsid="0032fb9d"/>
    </style:style>
    <style:style style:name="P11" style:family="paragraph" style:parent-style-name="Text_20_body">
      <style:paragraph-properties fo:text-align="start" style:justify-single-word="false"/>
      <style:text-properties officeooo:rsid="0034131a" officeooo:paragraph-rsid="0034131a"/>
    </style:style>
    <style:style style:name="T1" style:family="text">
      <style:text-properties officeooo:rsid="002071b5"/>
    </style:style>
    <style:style style:name="T2" style:family="text">
      <style:text-properties officeooo:rsid="00229ea3"/>
    </style:style>
    <style:style style:name="T3" style:family="text">
      <style:text-properties officeooo:rsid="0023eaa4"/>
    </style:style>
    <style:style style:name="T4" style:family="text">
      <style:text-properties officeooo:rsid="0023fe87"/>
    </style:style>
    <style:style style:name="T5" style:family="text">
      <style:text-properties officeooo:rsid="0024c6be"/>
    </style:style>
    <style:style style:name="T6" style:family="text">
      <style:text-properties officeooo:rsid="0026bcdc"/>
    </style:style>
    <style:style style:name="T7" style:family="text">
      <style:text-properties officeooo:rsid="00281a55"/>
    </style:style>
    <style:style style:name="T8" style:family="text">
      <style:text-properties officeooo:rsid="002ae257"/>
    </style:style>
    <style:style style:name="T9" style:family="text">
      <style:text-properties officeooo:rsid="002b2cc9"/>
    </style:style>
    <style:style style:name="T10" style:family="text">
      <style:text-properties officeooo:rsid="002e92be"/>
    </style:style>
    <style:style style:name="T11" style:family="text">
      <style:text-properties officeooo:rsid="00300815"/>
    </style:style>
    <style:style style:name="T12" style:family="text">
      <style:text-properties officeooo:rsid="00325bdd"/>
    </style:style>
    <style:style style:name="T13" style:family="text">
      <style:text-properties officeooo:rsid="003413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</text:p>
      <text:h text:style-name="P5" text:outline-level="1" text:is-list-header="true">INF-2<text:span text:style-name="T1">300</text:span></text:h>
      <text:h text:style-name="P6" text:outline-level="3">Erling Heimstad Willassen</text:h>
      <text:p text:style-name="P4"/>
      <text:p text:style-name="P2">Introduction</text:p>
      <text:p text:style-name="P8">HyperText Transfer Protocol <text:span text:style-name="T2">(HTTP) is </text:span><text:span text:style-name="T5">a </text:span><text:span text:style-name="T2">world wide web application-layer protocol based on the communication model between a client server for information transfer</text:span><text:span text:style-name="T3"> (forelesning nr.2)</text:span><text:span text:style-name="T2">.</text:span><text:span text:style-name="T3"> Client is </text:span><text:span text:style-name="T4">a machine or browser that requests and receives information, </text:span><text:span text:style-name="T5">while the</text:span><text:span text:style-name="T4"> server is on the receiving end of the request and responds promptly to the request </text:span><text:span text:style-name="T5">by</text:span><text:span text:style-name="T4"> using the HTTP protocol. </text:span><text:span text:style-name="T5">RES</text:span><text:span text:style-name="T6">Tful (Representational State Transfer) </text:span><text:span text:style-name="T5">API is </text:span><text:span text:style-name="T6">a </text:span><text:span text:style-name="T9">architectural methodology on how clients and servers </text:span><text:span text:style-name="T6">using the HTTP protocol</text:span><text:span text:style-name="T9"> should behave (WIKI REST).</text:span><text:span text:style-name="T6"> CRUD (Create, Read, Update, Delete) </text:span><text:span text:style-name="T9">operations are a common attribute on which clients can perform on servers to alter some of its states</text:span><text:span text:style-name="T8"> (WIKIpedia</text:span><text:span text:style-name="T9"> CRUD</text:span><text:span text:style-name="T8">)</text:span><text:span text:style-name="T7">. In this assignment, the students are tasked to create their own server to handle HTTP and RESTful request </text:span><text:span text:style-name="T11">on</text:span><text:span text:style-name="T7"> certain server objects</text:span><text:span text:style-name="T10"> by using CRUD operation</text:span><text:span text:style-name="T12">s</text:span><text:span text:style-name="T7">. </text:span><text:span text:style-name="T8">­</text:span></text:p>
      <text:p text:style-name="P9">Techincal Background</text:p>
      <text:p text:style-name="P10">HTTP</text:p>
      <text:p text:style-name="P10"><text:tab/>TCP</text:p>
      <text:p text:style-name="P10">HTML<text:line-break/><text:span text:style-name="T13"><text:tab/></text:span></text:p>
      <text:p text:style-name="P8">Restful</text:p>
      <text:p text:style-name="P11">CRUD</text:p>
      <text:p text:style-name="P11"><text:tab/>Create</text:p>
      <text:p text:style-name="P11"><text:tab/>Read</text:p>
      <text:p text:style-name="P11"><text:tab/>Update</text:p>
      <text:p text:style-name="P11"><text:tab/>Delete</text:p>
      <text:p text:style-name="P8">Python</text:p>
      <text:p text:style-name="P8">Method</text:p>
      <text:p text:style-name="P8">Design</text:p>
      <text:p text:style-name="P9">Implementation</text:p>
      <text:p text:style-name="P8">Results</text:p>
      <text:p text:style-name="P8">HTTP server (HTML)</text:p>
      <text:p text:style-name="P8"><text:tab/>GET</text:p>
      <text:p text:style-name="P8"><text:soft-page-break/><text:tab/>POST</text:p>
      <text:p text:style-name="P8">Restful API (json)</text:p>
      <text:p text:style-name="P8"><text:tab/>GET</text:p>
      <text:p text:style-name="P8"><text:tab/>POST</text:p>
      <text:p text:style-name="P8"><text:tab/>PUT</text:p>
      <text:p text:style-name="P8"><text:tab/>Delete</text:p>
      <text:p text:style-name="P8">Discussion</text:p>
      <text:p text:style-name="P2"/>
      <text:p text:style-name="P2"/>
      <text:p text:style-name="P1"/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3:24:12.568842384</meta:creation-date>
    <dc:date>2025-08-31T16:26:25.579686522</dc:date>
    <meta:editing-duration>PT1H14M44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2" meta:paragraph-count="29" meta:word-count="168" meta:character-count="1088" meta:non-whitespace-character-count="936"/>
  </office:meta>
</office:document-meta>
</file>